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aa0000" draw:stroke-linejoin="none" svg:stroke-linecap="round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583cm" svg:height="0.993cm" svg:x="0.568cm" svg:y="0.363cm" svg:viewBox="0 0 584 994" svg:d="M260 0c17 0 35 0 52 0 1 2 3 3 4 5 0 8 0 17 0 25 11 24 52 50 122 78 97 31 146 77 146 138 0 64-25 118-75 160 0 0-1 0-2 0-6-7-12-14-19-21 25-22 38-51 38-88 0-31-47-62-138-94-38-18-61-33-72-45 0 235 0 470 0 705 0 68-44 111-135 131-11 0-23 0-35 0-97 0-146-37-146-111 0-57 43-91 128-101 5 0 10 0 15 0 38 0 76 14 111 42 0-273 0-546 0-819 2-2 4-3 6-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4T23:42:36.416950250</dc:date>
    <meta:editing-duration>PT2H10M35S</meta:editing-duration>
    <meta:editing-cycles>10</meta:editing-cycles>
    <meta:document-statistic meta:object-count="1"/>
  </office:meta>
</office:document-meta>
</file>